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1441FA69D75A6E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b6eda" officeooo:paragraph-rsid="001b6eda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b6eda" officeooo:paragraph-rsid="001b6eda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with Casters:</text:p>
      <text:p text:style-name="P1"/>
      <text:p text:style-name="P2"/>
      <text:p text:style-name="P2"/>
      <text:p text:style-name="P2">This is a bottom view of the 2x4 frame: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5.1972in" draw:z-index="0"><draw:image xlink:href="Pictures/100000000000035A000002841441FA69D75A6E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26:38.701583618</meta:creation-date>
    <dc:date>2020-08-15T16:28:59.324243670</dc:date>
    <meta:editing-duration>PT2M20S</meta:editing-duration>
    <meta:editing-cycles>1</meta:editing-cycles>
    <meta:document-statistic meta:table-count="0" meta:image-count="1" meta:object-count="0" meta:page-count="1" meta:paragraph-count="2" meta:word-count="12" meta:character-count="58" meta:non-whitespace-character-count="48"/>
    <meta:generator>LibreOffice/6.1.5.2$Linux_X86_64 LibreOffice_project/10$Build-2</meta:generator>
  </office:meta>
</office:document-meta>
</file>